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row>
          <mi>S</mi>
          <mo stretchy="false">=</mo>
          <mfrac>
            <mo stretchy="false">ℏ</mo>
            <mn>2</mn>
          </mfrac>
        </mrow>
      </mrow>
      <mi/>
      <mtext>;</mtext>
      <mi/>
      <mrow>
        <msub>
          <mi>m</mi>
          <mi>S</mi>
        </msub>
        <mo stretchy="false">=</mo>
        <mrow>
          <mo stretchy="false">±</mo>
          <mrow>
            <mfrac>
              <mn>1</mn>
              <mn>2</mn>
            </mfrac>
          </mrow>
        </mrow>
      </mrow>
    </mrow>
    <annotation encoding="StarMath 5.0">{S = hbar over 2} ` ";" ~  m_S = +- {1 over 2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9T18:30:47.695000000</meta:creation-date>
    <meta:generator>LibreOffice/4.1.4.2$Windows_x86 LibreOffice_project/0a0440ccc0227ad9829de5f46be37cfb6edcf72</meta:generator>
  </office:meta>
</office:document-meta>
</file>